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CC0000029DC961F5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ptos"/>
    </style:style>
    <style:style style:name="P2" style:family="paragraph" style:parent-style-name="Text_20_body">
      <style:text-properties style:font-name="Aptos"/>
    </style:style>
    <style:style style:name="P3" style:family="paragraph" style:parent-style-name="Text_20_body" style:list-style-name="WWNum5"/>
    <style:style style:name="P4" style:family="paragraph" style:parent-style-name="Text_20_body" style:list-style-name="WWNum6"/>
    <style:style style:name="P5" style:family="paragraph" style:parent-style-name="Text_20_body" style:list-style-name="WWNum7"/>
    <style:style style:name="P6" style:family="paragraph" style:parent-style-name="Text_20_body" style:list-style-name="WWNum8"/>
    <style:style style:name="P7" style:family="paragraph" style:parent-style-name="Frame_20_contents">
      <style:paragraph-properties fo:text-align="end" style:justify-single-word="false" style:punctuation-wrap="hanging"/>
    </style:style>
    <style:style style:name="P8" style:family="paragraph">
      <loext:graphic-properties draw:fill="none"/>
      <style:paragraph-properties fo:text-align="start"/>
      <style:text-properties fo:font-size="18pt"/>
    </style:style>
    <style:style style:name="T1" style:family="text">
      <style:text-properties style:font-name="Aptos"/>
    </style:style>
    <style:style style:name="T2" style:family="text">
      <style:text-properties style:font-name="Aptos" fo:font-weight="bold" style:font-weight-asian="bold" style:font-weight-complex="bold"/>
    </style:style>
    <style:style style:name="T3" style:family="text">
      <style:text-properties style:font-name="Aptos" officeooo:rsid="00054270"/>
    </style:style>
    <style:style style:name="T4" style:family="text">
      <style:text-properties style:font-name="Aptos" style:text-underline-style="solid" style:text-underline-width="auto" style:text-underline-color="font-color"/>
    </style:style>
    <style:style style:name="T5" style:family="text">
      <style:text-properties fo:color="#000000" loext:opacity="100%" style:font-name="Aptos" fo:font-size="11pt" fo:font-weight="normal" officeooo:rsid="00054270" style:font-size-asian="11pt" style:font-weight-asian="normal" style:font-size-complex="11pt" style:font-weight-complex="normal"/>
    </style:style>
    <style:style style:name="T6" style:family="text">
      <style:text-properties fo:color="#ee0000" loext:opacity="100%" style:font-name="Aptos" fo:font-weight="bold" style:font-weight-asian="bold" style:font-weight-complex="bold"/>
    </style:style>
    <style:style style:name="T7" style:family="text">
      <style:text-properties fo:font-family="Calibri" style:font-family-generic="swiss" style:font-pitch="variable"/>
    </style:style>
    <style:style style:name="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in" draw:fill="none" loext:fill-use-slide-background="false" draw:textarea-vertical-align="top" draw:auto-grow-height="false" fo:min-height="0.6118in" fo:min-width="1.486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6118in" fo:min-width="1.486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Title" loext:marker-style-name="T1"><text:span text:style-name="T1">Disaster Recovery Plan</text:span><text:span text:style-name="T1"/></text:p>
      <text:p text:style-name="Text_20_body" loext:marker-style-name="T1"><text:span text:style-name="T2">Purpose</text:span><text:span text:style-name="T2"/></text:p>
      <text:p text:style-name="Text_20_body" loext:marker-style-name="T1"><text:span text:style-name="T3">WWPI</text:span><text:span text:style-name="T1">’s dependency on information systems requires that appropriate contingency plans should be developed and maintained that will ensure the continuity of essential business functions if those systems are inaccessible for an extended period. The disaster recovery plan will include emergency procedures for essential business functions if a company site is rendered inoperable or unusable. The plan will also include procedures for restarting essential data processing activities.</text:span></text:p>
      <text:p text:style-name="P2" loext:marker-style-name="T1"/>
      <text:p text:style-name="Text_20_body" loext:marker-style-name="T1"><text:span text:style-name="T2">Responsibilities</text:span><text:span text:style-name="T2"/></text:p>
      <text:p text:style-name="Text_20_body" loext:marker-style-name="T1"><text:span text:style-name="T1">The Risk Manager is responsible for communicating operational changes that affect contingency plans to users.</text:span><text:span text:style-name="T1"/></text:p>
      <text:p text:style-name="Text_20_body" loext:marker-style-name="T1"><text:span text:style-name="T1">The Disaster Recovery Team (DRT) is responsible for developing, documenting, and implementing disaster recovery and business continuity plans. This may include evaluating the severity of an emergency, disaster, or crime, determining if facilities are safe, ensuring assets are secured, and prescribing recovery procedures.</text:span><text:span text:style-name="T1"/></text:p>
      <text:p text:style-name="P2" loext:marker-style-name="T1"/>
      <text:p text:style-name="Text_20_body" loext:marker-style-name="T1"><text:span text:style-name="T2">Scope</text:span><text:span text:style-name="T2"/></text:p>
      <text:p text:style-name="Text_20_body" loext:marker-style-name="T1"><text:span text:style-name="T1">This disaster recovery plan covers the recovery of company data processing operating system, databases, and all other essential data processing related sub-platforms at a disaster recovery data center in the event the primary data center is rendered inoperable. It provides for the reinstatement of communications from the disaster recovery data center as well as the recovery back to the primary site once the disaster is over.</text:span><text:span text:style-name="T1"/></text:p>
      <text:p text:style-name="Text_20_body" loext:marker-style-name="T1"><text:span text:style-name="T1">The plan also provides the procedures to support the manual delivery of essential business operations during a data center outage and assistance in resuming use of the computer applications when data center processing support is restored.</text:span><text:span text:style-name="T1"/></text:p>
      <text:p text:style-name="P2" loext:marker-style-name="T1"/>
      <text:p text:style-name="Text_20_body" loext:marker-style-name="T1"><text:span text:style-name="T2">Elements</text:span><text:span text:style-name="T2"/></text:p>
      <text:p text:style-name="Text_20_body" loext:marker-style-name="T1"><text:soft-page-break/><text:span text:style-name="T1">A disaster is defined as an unplanned event that renders a site inoperable or inaccessible. The source of the disaster may be natural (e.g., hurricane, flood, tornado, lightning) or man-made (e.g., robbery, intentional sabotage, or accidental damage). Regardless of the source, the recovery process is comprised of the same major phases: </text:span><text:span text:style-name="T1"/></text:p>
      <text:list text:style-name="WWNum5">
        <text:list-item>
          <text:p text:style-name="P3" loext:marker-style-name="T1"><text:span text:style-name="T1">Emergency Response</text:span><text:span text:style-name="T1"/></text:p>
        </text:list-item>
        <text:list-item>
          <text:p text:style-name="P3" loext:marker-style-name="T1"><text:span text:style-name="T1">Initial Damage Assessment – analyzes the extent of the damage to the site and an estimate of the time that may be required to restore the site to normal operation. The assessment will determine whether backup processing at an alternate site should be invoked.</text:span><text:span text:style-name="T1"/></text:p>
        </text:list-item>
        <text:list-item>
          <text:p text:style-name="P3" loext:marker-style-name="T1"><text:span text:style-name="T1">Interim Processing – procedures are designed to support essential operations and reduce business disruption during the period when computer support is not available.</text:span><text:span text:style-name="T1"/></text:p>
        </text:list-item>
        <text:list-item>
          <text:p text:style-name="P3" loext:marker-style-name="T1"><text:span text:style-name="T1">Restart Procedures – are utilized when computer support is initially restored after an outage period.</text:span><text:span text:style-name="T1"/></text:p>
        </text:list-item>
        <text:list-item>
          <text:p text:style-name="P3" loext:marker-style-name="T1"><text:span text:style-name="T1">Site Restoration – includes all activities and procedures required to restore the damaged site to normal operation.</text:span><text:span text:style-name="T1"/></text:p>
        </text:list-item>
        <text:list-item>
          <text:p text:style-name="P3" loext:marker-style-name="T1"><text:span text:style-name="T1">Resumption of Normal Processing – relies on supporting procedures to provide a smooth transition from backup processing to resumption of normal activities.</text:span><text:span text:style-name="T1"/></text:p>
        </text:list-item>
      </text:list>
      <text:p text:style-name="P2" loext:marker-style-name="T1"/>
      <text:p text:style-name="Text_20_body" loext:marker-style-name="T1"><text:span text:style-name="T2">Maintenance, Distribution, and Testing</text:span><text:span text:style-name="T2"/></text:p>
      <text:p text:style-name="Text_20_body" loext:marker-style-name="T1"><text:span text:style-name="T4">Maintenance</text:span><text:span text:style-name="T4"/></text:p>
      <text:p text:style-name="Text_20_body" loext:marker-style-name="T1"><text:span text:style-name="T1">Incomplete or outdated disaster recovery plans can result in considerable cost or possibly business failure in the event of a disaster. Maintenance consists of periodic reviews, update, and testing procedures that address the backup processing strategy and the documented contingency plan procedures. The DRT will conduct, at the very least, an annual review of this plan.</text:span><text:span text:style-name="T1"/></text:p>
      <text:p text:style-name="P2" loext:marker-style-name="T1"/>
      <text:p text:style-name="Text_20_body" loext:marker-style-name="T1"><text:span text:style-name="T4">Distribution</text:span><text:span text:style-name="T4"/></text:p>
      <text:p text:style-name="Text_20_body" loext:marker-style-name="T1"><text:span text:style-name="T1">A paper copy of the Disaster Recovery Plan will be kept on site where it is easily accessible, and electronic copies will be stored locally on the workstations and homes of senior management and members of the DRT. The annual review of the plan is designed to bring to light any changes in procedure that will require changes in the plan, as well as to keep these plans fresh in the minds of DRT members.</text:span><text:span text:style-name="T1"/></text:p>
      <text:p text:style-name="P2" loext:marker-style-name="T1"/>
      <text:p text:style-name="Text_20_body" loext:marker-style-name="T1"><text:soft-page-break/><text:span text:style-name="T4">Testing</text:span><text:span text:style-name="T4"/></text:p>
      <text:p text:style-name="Text_20_body" loext:marker-style-name="T1"><text:span text:style-name="T1">In addition to determining the feasibility of the recovery process, testing verifies the compatibility of backup resources, identifies deficiencies in procedure, generates updates in plan maintenance, and trains staff members.</text:span><text:span text:style-name="T1"/></text:p>
      <text:list text:style-name="WWNum6">
        <text:list-item>
          <text:p text:style-name="P4" loext:marker-style-name="T1"><text:span text:style-name="T1">Data Restoration Testing: Test moving on-site and off-site backups to company systems and using them. Testing should be performed semi-annually for on-site backups and annually for off-site backups.</text:span><text:span text:style-name="T1"/></text:p>
        </text:list-item>
        <text:list-item>
          <text:p text:style-name="P4" loext:marker-style-name="T1"><text:span text:style-name="T1">Full Interruptive Testing: requires the substitution of contingency operations for normal methods in a live environment. This may be accomplished for a single function or as a total disaster exercise. Extreme care must be exercised to avoid precipitation of a real disaster.</text:span><text:span text:style-name="T1"/></text:p>
        </text:list-item>
      </text:list>
      <text:p text:style-name="P2" loext:marker-style-name="T1"/>
      <text:p text:style-name="Text_20_body" loext:marker-style-name="T1"><text:span text:style-name="T2">Disaster Notification</text:span><text:span text:style-name="T2"/></text:p>
      <text:p text:style-name="Text_20_body" loext:marker-style-name="T1"><text:span text:style-name="T1">In the event of a disaster that results in significant physical damage or the loss of operations for an extended period, then senior management will notify the appropriate authorities as promptly as conditions reasonably permit. Management will prepare a written report of the incident which describes, at minimum, the location and time of the disaster, an estimate of the loss, and actions taken in response to the disaster. The company website server may be hosted at an offsite location through a third party service provider and may be used, if available, to notify staff and customers.</text:span><text:span text:style-name="T1"/></text:p>
      <text:p text:style-name="P2" loext:marker-style-name="T1"/>
      <text:p text:style-name="Text_20_body" loext:marker-style-name="T1"><text:span text:style-name="T2">Software Failure</text:span><text:span text:style-name="T2"/></text:p>
      <text:p text:style-name="Text_20_body" loext:marker-style-name="T1"><text:span text:style-name="T1">These are procedures related to the event that data or software needs to be restored from backup.</text:span><text:span text:style-name="T1"/></text:p>
      <text:p text:style-name="P2" loext:marker-style-name="T1"/>
      <text:p text:style-name="Text_20_body" loext:marker-style-name="T1"><text:span text:style-name="T4">Backup Procedures</text:span><text:span text:style-name="T4"/></text:p>
      <text:p text:style-name="Text_20_body" loext:marker-style-name="T1"><text:span text:style-name="T1">To safeguard against the effects of either software or hardware failure, [organization] performs a daily backup of all critical business data, a weekly backup of configuration files, and a backup of the system disk on a biweekly basis. Each backup is stored for one year, a copy onsite and a copy offsite.</text:span><text:span text:style-name="T1"/></text:p>
      <text:list text:style-name="WWNum7">
        <text:list-item>
          <text:p text:style-name="P5" loext:marker-style-name="T1"><text:span text:style-name="T1">For local data on Linux systems, this includes the /etc directory.</text:span><text:span text:style-name="T1"/></text:p>
        </text:list-item>
        <text:list-item>
          <text:p text:style-name="P5" loext:marker-style-name="T1"><text:span text:style-name="T1">For local data on Windows systems, this includes registry keys.</text:span><text:span text:style-name="T1"/></text:p>
        </text:list-item>
        <text:list-item>
          <text:p text:style-name="P5" loext:marker-style-name="T1"><text:span text:style-name="T1">PII and other sensitive business and customer data backups should be properly encrypted.</text:span><text:span text:style-name="T1"/></text:p>
        </text:list-item>
      </text:list>
      <text:p text:style-name="P2" loext:marker-style-name="T1"><text:soft-page-break/></text:p>
      <text:p text:style-name="Text_20_body" loext:marker-style-name="T1"><text:span text:style-name="T4">Data &amp; Software Recovery</text:span><text:span text:style-name="T4"/></text:p>
      <text:list text:style-name="WWNum8">
        <text:list-item>
          <text:p text:style-name="P6" loext:marker-style-name="T1"><text:span text:style-name="T1">Restart the system and reload a fresh copy of the software. If all tests out properly, load data files and begin processing.</text:span><text:span text:style-name="T1"/></text:p>
        </text:list-item>
        <text:list-item>
          <text:p text:style-name="P6" loext:marker-style-name="T1"><text:span text:style-name="T1">The DRT may need to obtain the software backup stored offsite. After loading this copy, if all tests out properly, load data files and begin processing.</text:span><text:span text:style-name="T1"/></text:p>
        </text:list-item>
        <text:list-item>
          <text:p text:style-name="P6" loext:marker-style-name="T1"><text:span text:style-name="T1">Check documentation for any known issues or further steps on restoring backups or re-configuring systems. If all tests out properly, load data files and begin processing.</text:span><text:span text:style-name="T1"/></text:p>
        </text:list-item>
      </text:list>
      <text:p text:style-name="P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loext:linked-style-name="Footer">
      <style:text-properties style:font-name-complex="Mangal" style:font-family-complex="Mangal" style:font-family-generic-complex="system" style:font-pitch-complex="variable" style:font-size-complex="10.5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Liberation Serif" fo:font-family="'Liberation Serif'"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Liberation Serif" fo:font-family="'Liberation Serif'"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Liberation Serif" fo:font-family="'Liberation Serif'"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Liberation Serif" fo:font-family="'Liberation Serif'"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Liberation Serif" fo:font-family="'Liberation Serif'"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rame_20_contents">
      <style:paragraph-properties fo:text-align="end" style:justify-single-word="false" style:punctuation-wrap="hanging"/>
    </style:style>
    <style:style style:name="MP3" style:family="paragraph">
      <loext:graphic-properties draw:fill="none"/>
      <style:paragraph-properties fo:text-align="start"/>
      <style:text-properties fo:font-size="18pt"/>
    </style:style>
    <style:style style:name="MT1" style:family="text">
      <style:text-properties style:font-name="Aptos" fo:font-weight="bold" style:font-weight-asian="bold" style:font-weight-complex="bold"/>
    </style:style>
    <style:style style:name="MT2" style:family="text">
      <style:text-properties fo:color="#000000" loext:opacity="100%" style:font-name="Aptos" fo:font-size="11pt" fo:font-weight="normal" officeooo:rsid="00054270" style:font-size-asian="11pt" style:font-weight-asian="normal" style:font-size-complex="11pt" style:font-weight-complex="normal"/>
    </style:style>
    <style:style style:name="MT3" style:family="text">
      <style:text-properties fo:color="#ee0000" loext:opacity="100%" style:font-name="Aptos" fo:font-weight="bold" style:font-weight-asian="bold" style:font-weight-complex="bold"/>
    </style:style>
    <style:style style:name="MT4" style:family="text">
      <style:text-properties fo:font-family="Calibri" style:font-family-generic="swiss" style:font-pitch="variable"/>
    </style:style>
    <style:style style:name="M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6118in" fo:min-width="1.486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4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5.6583in" svg:y="-0.2665in" svg:width="1.1161in" svg:height="1.1689in" draw:z-index="3"><draw:image xlink:href="Pictures/10000001000002CC0000029DC961F579.png" xlink:type="simple" xlink:show="embed" xlink:actuate="onLoad" draw:mime-type="image/png"/></draw:frame><draw:custom-shape text:anchor-type="char" draw:z-index="7" draw:name="Text Frame 2" draw:style-name="Mgr1" draw:text-style-name="MP3" svg:width="1.4862in" svg:height="0.6114in" svg:x="4.0555in" svg:y="0.0638in"><text:p text:style-name="MP2" loext:marker-style-name="MT1"><text:span text:style-name="MT2">Wild West Parks Inc.</text:span><loext:content-control loext:plain-text="true" loext:id="347149671"><text:span text:style-name="MT3"/></loext:content-control></text:p><text:p text:style-name="MP2"><text:span text:style-name="MT4">100 Starling Way</text:span></text:p><text:p text:style-name="MP2"><text:span text:style-name="MT4">New Atbara, Ma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9T20:57:15</meta:creation-date>
    <dc:language>en-US</dc:language>
    <dc:date>2026-02-13T23:49:20.882189800</dc:date>
    <meta:editing-cycles>2</meta:editing-cycles>
    <meta:editing-duration>PT15M11S</meta:editing-duration>
    <meta:generator>LibreOffice/25.2.7.2$Windows_X86_64 LibreOffice_project/5cbfd1ab6520636bb5f7b99185aa69bd7456825d</meta:generator>
    <meta:document-statistic meta:table-count="0" meta:image-count="1" meta:object-count="0" meta:page-count="4" meta:paragraph-count="42" meta:word-count="947" meta:character-count="6134" meta:non-whitespace-character-count="5236"/>
    <meta:user-defined meta:name="AppVersion">16.0000</meta:user-defined>
    <meta:template xlink:type="simple" xlink:actuate="onRequest" xlink:title="Normal.dotm" xlink:href=""/>
  </office:meta>
</office:document-meta>
</file>